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15.4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rmor_cl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ipped Rub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 Shard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ut Ruby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ge Ruby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pped Sapphir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pphire Shard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t Sapphire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uge Sapphir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pped Topaz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paz Shard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t Topaz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ge Topaz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ipped Amethyst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methyst Shard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t Amethyst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uge Amethyst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pped Emerald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merald Shard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t Emerald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ge Emerald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ipped Aquamarin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quamarine Shard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t Aquamarine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uge Aquamarine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ipped Garne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rnet Shard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ut Garnet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uge Garnet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ipped Spinel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inel Shard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ut Spinel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ge Spinel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ipped Diamond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iamond Shard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ut Diamond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uge Diamond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ipped Ony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nyx Shard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ut Onyx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uge Ony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byss Crystal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ark Crystal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-00-00</text:date>, <text:time style:data-style-name="N2" text:time-value="00:51:01.6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iley Runchey</meta:initial-creator>
    <meta:creation-date>2020-10-05T19:01:27.71</meta:creation-date>
    <meta:generator>LibreOffice/7.0.2.2$Windows_X86_64 LibreOffice_project/8349ace3c3162073abd90d81fd06dcfb6b36b994</meta:generator>
    <dc:date>2020-10-09T00:51:17.316000000</dc:date>
    <meta:editing-duration>PT1H21M8S</meta:editing-duration>
    <meta:editing-cycles>9</meta:editing-cycles>
    <meta:document-statistic meta:table-count="3" meta:cell-count="89" meta:object-count="0"/>
  </office:meta>
</office:document-meta>
</file>